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font-weight="bold" style:font-weight-asian="bold" style:font-weight-complex="bold"/>
    </style:style>
    <style:style style:name="P3" style:family="paragraph" style:parent-style-name="Standard">
      <style:text-properties style:font-name="Arial Narrow"/>
    </style:style>
    <style:style style:name="P4" style:family="paragraph" style:parent-style-name="Standard" style:list-style-name="WW8Num12">
      <style:text-properties style:font-name="Arial Narrow"/>
    </style:style>
    <style:style style:name="P5" style:family="paragraph" style:parent-style-name="Standard" style:list-style-name="WW8Num12">
      <style:text-properties style:font-name="Arial Narrow"/>
    </style:style>
    <style:style style:name="P6" style:family="paragraph" style:parent-style-name="Standard" style:list-style-name="WW8Num12">
      <style:text-properties style:font-name="Arial Narrow"/>
    </style:style>
    <style:style style:name="P7" style:family="paragraph" style:parent-style-name="Standard" style:list-style-name="WW8Num12">
      <style:text-properties style:font-name="Arial Narrow"/>
    </style:style>
    <style:style style:name="P8" style:family="paragraph" style:parent-style-name="Standard" style:list-style-name="WW8Num12">
      <style:text-properties style:font-name="Arial Narrow"/>
    </style:style>
    <style:style style:name="P9" style:family="paragraph" style:parent-style-name="Standard" style:list-style-name="WW8Num12">
      <style:text-properties style:font-name="Arial Narrow"/>
    </style:style>
    <style:style style:name="P10" style:family="paragraph" style:parent-style-name="Standard" style:list-style-name="WW8Num12">
      <style:text-properties style:font-name="Arial Narrow"/>
    </style:style>
    <style:style style:name="P11" style:family="paragraph" style:parent-style-name="Standard" style:list-style-name="WW8Num12"/>
    <style:style style:name="P12" style:family="paragraph" style:parent-style-name="Standard" style:list-style-name="L1"/>
    <style:style style:name="P13" style:family="paragraph" style:parent-style-name="Standard" style:list-style-name="L1"/>
    <style:style style:name="T1" style:family="text">
      <style:text-properties style:font-name="Arial Narrow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handle melding</text:p>
      <text:p text:style-name="P1"/>
      <text:p text:style-name="P1">Filtrer meldinger i visningsvinduet på gruppe eller person. Åpne aktuell melding for behandling.</text:p>
      <text:p text:style-name="P1"/>
      <text:p text:style-name="P1">Person med tildelte rettigheter kan åpne en melding og gjøre sine endringer eller gi sine kommentarer. Dette vil logges i historikken. Følgende felt er åpne for redigering;</text:p>
      <text:list text:style-name="WW8Num12">
        <text:list-header>
          <text:p text:style-name="P4"/>
        </text:list-header>
        <text:list-item>
          <text:p text:style-name="P4">Tildelt person</text:p>
        </text:list-item>
        <text:list-item>
          <text:p text:style-name="P4">Tildelt gruppe; for eksempel legge meldingen på eier i stedet for forvalter</text:p>
        </text:list-item>
        <text:list-item>
          <text:p text:style-name="P4">Prioritet; tallverdi kan endres</text:p>
        </text:list-item>
        <text:list-item>
          <text:p text:style-name="P4">Status; status endres av bemyndiget saksbehandler etter hvert som behandlingen av meldingen skrider frem</text:p>
        </text:list-item>
        <text:list-item>
          <text:p text:style-name="P4">Kategori; noe som var innmeldt som en skade, kan for eksempel endres til reklamasjon eller forsikringsskade</text:p>
        </text:list-item>
        <text:list-item>
          <text:p text:style-name="P11"><text:span text:style-name="T1">Ferdig dato; leietaker kan ha ønske om en ferdigstillelsesdato, men dersom denne ikke er realistisk kan forvalter/eier endre denne (person som initierte meldingen kan se endringer)</text:span></text:p>
        </text:list-item>
        <text:list-item>
          <text:p text:style-name="P4">Saksbehandler kan legge til ny kommentar før lagring</text:p>
        </text:list-item>
      </text:list>
      <text:p text:style-name="P1"/>
      <text:p text:style-name="P1">Alle registreringer/endringer lagres i historikken.</text:p>
      <text:p text:style-name="P1"/>
      <text:p text:style-name="Standard"><text:span text:style-name="T1">Fra melding kan det opprettes</text:span></text:p>
      <text:list text:style-name="L1">
        <text:list-item>
          <text:p text:style-name="P12"><text:span text:style-name="T1">et behov i påvente av medtak i en eller annen plan/prosjekt</text:span></text:p>
        </text:list-item>
        <text:list-item>
          <text:p text:style-name="P12"><text:span text:style-name="T1">en direkte bestilling. Bestillingen må knyttes til et prosjekt og en arbeidsordre. </text:span></text:p>
        </text:list-item>
      </text:list>
      <text:p text:style-name="Standard"><text:span text:style-name="T1"/></text:p>
      <text:p text:style-name="Standard"><text:span text:style-name="T1">Egne menyvalg for disse alternativene finnes nederst i vindu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4T09:37:26</meta:creation-date>
    <dc:creator>Knut Vidar Olsen</dc:creator>
    <dc:date>2007-12-20T09:31:31</dc:date>
    <meta:editing-cycles>5</meta:editing-cycles>
    <meta:editing-duration>PT1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69" meta:character-count="1132"/>
  </office:meta>
</office:document-meta>
</file>